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standard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horizontal-align="justify" draw:textarea-vertical-align="middle" draw:auto-grow-height="false" fo:min-height="10.25cm" fo:min-width="8.8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2.112cm" svg:y1="7.184cm" svg:x2="12.112cm" svg:y2="9.924cm">
          <text:p/>
        </draw:line>
        <draw:custom-shape draw:style-name="gr2" draw:text-style-name="P2" draw:layer="layout" svg:width="0.2cm" svg:height="0.2cm" svg:x="12.012cm" svg:y="7.10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5cm" svg:y1="6.2cm" svg:x2="4.95cm" svg:y2="1.7cm">
          <text:p/>
        </draw:line>
        <draw:line draw:style-name="gr3" draw:text-style-name="P1" draw:layer="layout" svg:x1="6.704cm" svg:y1="6.8cm" svg:x2="6.704cm" svg:y2="5.6cm">
          <text:p/>
        </draw:line>
        <draw:line draw:style-name="gr1" draw:text-style-name="P1" draw:layer="layout" svg:x1="7.35cm" svg:y1="5.2cm" svg:x2="7.35cm" svg:y2="1.7cm">
          <text:p/>
        </draw:line>
        <draw:line draw:style-name="gr1" draw:text-style-name="P1" draw:layer="layout" svg:x1="6.744cm" svg:y1="5.809cm" svg:x2="7.363cm" svg:y2="5.19cm">
          <text:p/>
        </draw:line>
        <draw:line draw:style-name="gr1" draw:text-style-name="P1" draw:layer="layout" svg:x1="7.35cm" svg:y1="7.21cm" svg:x2="7.35cm" svg:y2="10.71cm">
          <text:p/>
        </draw:line>
        <draw:line draw:style-name="gr4" draw:text-style-name="P1" draw:layer="layout" svg:x1="6.744cm" svg:y1="6.6cm" svg:x2="7.363cm" svg:y2="7.219cm">
          <text:p/>
        </draw:line>
        <draw:frame draw:style-name="gr5" draw:text-style-name="P3" draw:layer="layout" svg:width="0.749cm" svg:height="0.725cm" svg:x="7.201cm" svg:y="6.563cm">
          <draw:text-box>
            <text:p><text:span text:style-name="T1">E</text:span></text:p>
          </draw:text-box>
        </draw:frame>
        <draw:frame draw:style-name="gr5" draw:text-style-name="P3" draw:layer="layout" svg:width="0.749cm" svg:height="0.725cm" svg:x="7.201cm" svg:y="4.563cm">
          <draw:text-box>
            <text:p><text:span text:style-name="T1">C</text:span></text:p>
          </draw:text-box>
        </draw:frame>
        <draw:frame draw:style-name="gr5" draw:text-style-name="P3" draw:layer="layout" svg:width="0.7cm" svg:height="0.725cm" svg:x="1.35cm" svg:y="5.46cm">
          <draw:text-box>
            <text:p><text:span text:style-name="T1">B</text:span></text:p>
          </draw:text-box>
        </draw:frame>
        <draw:line draw:style-name="gr1" draw:text-style-name="P1" draw:layer="layout" svg:x1="13.7cm" svg:y1="10.01cm" svg:x2="1.8cm" svg:y2="10.01cm">
          <text:p/>
        </draw:line>
        <draw:line draw:style-name="gr1" draw:text-style-name="P1" draw:layer="layout" svg:x1="8.95cm" svg:y1="1.71cm" svg:x2="4.95cm" svg:y2="1.71cm">
          <text:p/>
        </draw:line>
        <draw:g>
          <svg:title>TexMaths</svg:title>
          <svg:desc>12§latex§$i_{\mathrm{B}}$§svg§600§TRUE§</svg:desc>
          <draw:g>
            <draw:path draw:style-name="gr6" draw:text-style-name="P4" draw:layer="layout" svg:width="0.11cm" svg:height="0.28cm" svg:x="5.73cm" svg:y="6.446cm" svg:viewBox="0 0 111 281" svg:d="M108 16c0-9-6-16-16-16-12 0-23 11-23 23 0 7 6 14 16 14s23-9 23-21zM75 172c5-12 5-13 10-24 4-8 5-14 5-22 0-18-13-34-34-34-39 0-56 60-56 65 0 3 5 3 6 3 4 0 4-1 6-7 12-39 29-52 43-52 2 0 10 0 10 14 0 8-3 17-4 22-4 10-23 59-30 77-3 11-9 24-9 34 0 19 14 33 34 33 40 0 55-61 55-64 0-4-3-4-4-4-5 0-5 1-6 7-9 27-22 53-44 53-7 0-10-5-10-14 0-11 2-17 12-42 5-15 11-30 16-45z">
              <text:p/>
            </draw:path>
            <draw:path draw:style-name="gr6" draw:text-style-name="P4" draw:layer="layout" svg:width="0.195cm" svg:height="0.199cm" svg:x="5.881cm" svg:y="6.586cm" svg:viewBox="0 0 196 200" svg:d="M0 0c0 3 0 6 0 10 2 0 5 0 7 0 23 0 23 3 23 13 0 51 0 102 0 153 0 10 0 13-23 13-2 0-5 0-7 0 0 4 0 7 0 11 41 0 83 0 124 0 42 0 72-26 72-54 0-25-26-47-62-51 29-5 53-23 53-46 0-26-30-49-71-49-39 0-77 0-116 0zM56 91c0-23 0-46 0-69 0-10 0-12 13-12 15 0 30 0 45 0 28 0 44 21 44 39 0 22-20 42-54 42-16 0-32 0-48 0zM69 189c-13 0-13-2-13-12 0-26 0-52 0-78 21 0 42 0 63 0 31 0 47 26 47 47 0 22-20 43-52 43-15 0-30 0-45 0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.229cm" svg:y="6.0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1" draw:text-style-name="P1" draw:layer="layout" svg:x1="8.988cm" svg:y1="7.21cm" svg:x2="7.328cm" svg:y2="7.21cm">
          <text:p/>
        </draw:line>
        <draw:g>
          <svg:title>TexMaths</svg:title>
          <svg:desc>12§latex§$\beta\,i_{\mathrm{B}}$§svg§600§TRUE§</svg:desc>
          <draw:g>
            <draw:path draw:style-name="gr6" draw:text-style-name="P4" draw:layer="layout" svg:width="0.228cm" svg:height="0.377cm" svg:x="6.418cm" svg:y="3.6cm" svg:viewBox="0 0 229 378" svg:d="M229 57c0-31-23-57-57-57-24 0-36 7-51 18-22 17-46 57-54 90-22 88-44 177-67 265-1 3 2 5 5 5 4 0 5-1 5-2 10-39 20-78 30-116 7 25 27 40 57 40 31 0 61-14 81-32 20-20 33-47 33-78 0-30-15-51-30-62 24-14 48-41 48-71zM154 127c-6 2-11 3-21 3-6 0-14 0-18-1 0-5 16-3 21-3 8 0 12 0 18 1zM205 48c0 30-15 60-37 73-12-5-20-5-32-5-10 0-33-1-33 13-1 12 22 11 29 11 16 0 22-1 35-6 15 16 18 29 18 48 1 24-9 55-21 72-16 22-45 38-69 38-31 0-48-25-48-55 0-4 0-10 2-18 10-36 19-71 28-107 8-35 40-102 90-102 24 0 38 13 38 38z">
              <text:p/>
            </draw:path>
            <draw:path draw:style-name="gr6" draw:text-style-name="P4" draw:layer="layout" svg:width="0.11cm" svg:height="0.281cm" svg:x="6.748cm" svg:y="3.619cm" svg:viewBox="0 0 111 282" svg:d="M108 16c0-9-6-16-16-16-12 0-22 11-22 23 0 7 5 14 15 14s23-9 23-21zM75 172c5-12 5-12 10-24 2-8 5-14 5-21 0-19-13-35-35-35-39 0-55 61-55 65 0 3 3 2 5 3 5 0 5 0 7-7 11-39 28-52 42-52 4 0 11 0 11 14 0 8-3 17-5 21-4 11-22 60-29 78-3 11-9 25-9 34 0 19 14 34 34 34 40 0 55-61 55-64 0-5-3-5-4-5-5 0-5 1-8 7-7 28-21 53-43 53-7 0-9-5-9-15 0-9 2-15 12-41 5-15 11-30 16-45z">
              <text:p/>
            </draw:path>
            <draw:path draw:style-name="gr6" draw:text-style-name="P4" draw:layer="layout" svg:width="0.196cm" svg:height="0.199cm" svg:x="6.898cm" svg:y="3.759cm" svg:viewBox="0 0 197 200" svg:d="M0 0c0 4 0 7 0 11 2 0 4 0 6 0 23 0 24 2 24 13 0 51 0 101 0 152 0 11-1 14-24 14-2 0-4 0-6 0 0 3 0 7 0 10 42 0 83 0 125 0 40 0 72-25 72-54 0-25-27-47-63-50 29-6 53-24 53-47 0-26-30-49-72-49-38 0-77 0-115 0zM56 92c0-23 0-47 0-70 0-9 0-11 14-11s29 0 44 0c29 0 44 20 44 38 0 22-20 43-54 43-16 0-32 0-48 0zM70 190c-14 0-14-2-14-12 0-26 0-52 0-77 21 0 42 0 63 0 31 0 46 25 46 45 0 22-19 44-51 44-15 0-30 0-44 0z">
              <text:p/>
            </draw:path>
          </draw:g>
        </draw:g>
        <draw:line draw:style-name="gr7" draw:text-style-name="P1" draw:layer="layout" svg:x1="5.546cm" svg:y1="6.346cm" svg:x2="6.254cm" svg:y2="6.346cm">
          <text:p/>
        </draw:line>
        <draw:line draw:style-name="gr7" draw:text-style-name="P1" draw:layer="layout" svg:x1="7.21cm" svg:y1="3.54cm" svg:x2="7.21cm" svg:y2="4.248cm">
          <text:p/>
        </draw:line>
        <draw:custom-shape draw:style-name="gr8" draw:text-style-name="P5" draw:layer="layout" svg:width="0.5cm" svg:height="1.2cm" svg:x="4.7cm" svg:y="3.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$§svg§600§TRUE§</svg:desc>
          <draw:g>
            <draw:path draw:style-name="gr6" draw:text-style-name="P4" draw:layer="layout" svg:width="0.298cm" svg:height="0.294cm" svg:x="4.029cm" svg:y="3.65cm" svg:viewBox="0 0 299 295" svg:d="M140 29c2-10 4-15 12-16 4 0 17 0 25 0 30 0 77 0 77 42 0 14-7 43-24 59-11 12-33 25-71 25-15 0-31 0-47 0 10-37 19-74 28-110zM200 143c43-8 92-38 92-80 0-36-37-63-92-63-40 0-80 0-120 0-8 0-12 0-12 8 0 5 4 5 12 5 5 1 9 0 16 1 7 0 11 2 11 6 0 3 0 4-2 9-18 75-37 150-56 224-5 17-5 21-38 21-7 0-11 0-11 8 0 4 3 3 5 4 12 0 42-1 54-1 11 0 40 1 52 1 4 0 9 0 9-9 0-3-4-3-12-3-16 0-27 0-27-9 0-2 0-4 2-7 9-37 18-74 27-111 17 0 34 0 50 0 37 0 46 24 46 38 0 7-4 19-6 29-4 12-7 28-7 36 0 45 50 45 56 45 36 0 50-42 50-48 0-4-3-3-5-4-3 0-4 2-6 6-10 30-28 37-38 37-13 0-17-9-17-25 0-14 3-35 5-48 0-6 1-13 1-19 0-33-27-46-39-51z">
              <text:p/>
            </draw:path>
            <draw:path draw:style-name="gr6" draw:text-style-name="P4" draw:layer="layout" svg:width="0.229cm" svg:height="0.206cm" svg:x="4.353cm" svg:y="3.798cm" svg:viewBox="0 0 230 207" svg:d="M187 36c10-17 20-24 36-25 3 0 7 0 7-6 0-1-1-5-5-5-7 0-16 1-23 1-9 0-21-1-31-1-2 0-6 1-6 7 0 4 5 4 6 4 10 1 12 5 12 8 0 5-2 7-6 12-32 48-64 95-96 142-8-49-17-99-26-149-1-4-1-4-1-5 0-8 17-8 18-8 6 0 9 0 9-6-1-2 0-5-4-5-9 0-30 1-39 1-7 0-25-1-32-1-2 0-6 1-6 7 0 4 4 4 7 4 17 0 17 2 18 9 11 60 22 119 32 178 2 6 2 9 8 9s7-3 9-7c38-55 75-110 113-164z">
              <text:p/>
            </draw:path>
          </draw:g>
        </draw:g>
        <draw:line draw:style-name="gr7" draw:text-style-name="P1" draw:layer="layout" svg:x1="1.75cm" svg:y1="6.493cm" svg:x2="1.75cm" svg:y2="9.793cm">
          <text:p/>
        </draw:line>
        <draw:line draw:style-name="gr9" draw:text-style-name="P1" draw:layer="layout" svg:x1="1.803cm" svg:y1="6.2cm" svg:x2="2.943cm" svg:y2="6.2cm">
          <text:p/>
        </draw:line>
        <draw:custom-shape draw:style-name="gr10" draw:text-style-name="P2" draw:layer="layout" svg:width="0.2cm" svg:height="0.2cm" svg:x="7.251cm" svg:y="9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cm" svg:height="0.2cm" svg:x="7.251cm" svg:y="1.6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cm" svg:height="0.2cm" svg:x="4.851cm" svg:y="6.1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2cm" svg:x="1.651cm" svg:y="6.1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2cm" svg:x="1.651cm" svg:y="9.9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279cm" svg:y1="7.623cm" svg:x2="9.279cm" svg:y2="6.823cm">
          <text:p/>
        </draw:line>
        <draw:line draw:style-name="gr1" draw:text-style-name="P1" draw:layer="layout" svg:x1="8.979cm" svg:y1="7.623cm" svg:x2="8.979cm" svg:y2="6.823cm">
          <text:p/>
        </draw:line>
        <draw:g>
          <svg:title>TexMaths</svg:title>
          <svg:desc>12§latex§$C_{a}$§svg§600§TRUE§</svg:desc>
          <draw:g>
            <draw:path draw:style-name="gr6" draw:text-style-name="P4" draw:layer="layout" svg:width="0.297cm" svg:height="0.304cm" svg:x="8.932cm" svg:y="6.364cm" svg:viewBox="0 0 298 305" svg:d="M298 5c0-1-1-5-5-5-1 0-2 1-7 5-10 11-19 21-29 32-3-6-23-37-69-37-94 0-188 93-188 190 0 68 49 115 114 115 36 0 68-17 89-37 40-34 47-72 47-73 0-5-3-3-5-5-2 0-5 1-6 5-3 12-13 42-42 66-28 24-55 31-77 31-37 0-82-22-82-88 0-23 9-92 51-141 25-28 64-50 102-50 42 0 67 32 67 81 0 17-1 17-1 21s5 5 6 5c6 0 6-2 7-9 9-35 19-71 28-106z">
              <text:p/>
            </draw:path>
            <draw:path draw:style-name="gr6" draw:text-style-name="P4" draw:layer="layout" svg:width="0.149cm" svg:height="0.132cm" svg:x="9.229cm" svg:y="6.592cm" svg:viewBox="0 0 150 133" svg:d="M105 18c-6-10-15-18-30-18-37 0-75 42-75 84 0 28 19 49 44 49 16 0 30-10 42-21 5 17 22 21 30 21 11 0 18-7 23-16 7-12 11-29 11-30 0-3-4-3-5-3-5 0-5 1-7 9-3 15-9 31-21 31-8 0-11-6-11-14 0-5 3-16 5-23 3-8 5-20 7-26 2-8 4-15 5-23 3-7 6-21 6-22 0-8-6-10-9-10-6 0-12 4-15 12zM87 93c-2 9-9 15-15 19-3 3-15 12-28 12-11 0-20-7-20-28 0-16 8-48 14-60 15-23 29-28 37-28 21 0 27 23 27 27-1 1-2 2-2 3-4 19-8 37-13 55z">
              <text:p/>
            </draw:path>
          </draw:g>
        </draw:g>
        <draw:line draw:style-name="gr1" draw:text-style-name="P1" draw:layer="layout" svg:x1="13.66cm" svg:y1="7.21cm" svg:x2="9.3cm" svg:y2="7.21cm">
          <text:p/>
        </draw:line>
        <draw:line draw:style-name="gr1" draw:text-style-name="P1" draw:layer="layout" svg:x1="3.28cm" svg:y1="6.636cm" svg:x2="3.28cm" svg:y2="5.836cm">
          <text:p/>
        </draw:line>
        <draw:line draw:style-name="gr1" draw:text-style-name="P1" draw:layer="layout" svg:x1="2.98cm" svg:y1="6.636cm" svg:x2="2.98cm" svg:y2="5.836cm">
          <text:p/>
        </draw:line>
        <draw:g>
          <svg:title>TexMaths</svg:title>
          <svg:desc>12§latex§$C_{e}$§svg§600§TRUE§</svg:desc>
          <draw:g>
            <draw:path draw:style-name="gr6" draw:text-style-name="P4" draw:layer="layout" svg:width="0.296cm" svg:height="0.304cm" svg:x="2.933cm" svg:y="5.379cm" svg:viewBox="0 0 297 305" svg:d="M297 5c0-1 0-5-5-5-1 0-1 1-6 5-9 11-19 21-28 32-4-6-24-37-70-37-95 0-188 93-188 190 0 68 49 115 114 115 36 0 68-17 90-37 39-34 46-72 46-73 0-5-3-3-4-5-4 0-5 1-6 5-4 12-14 42-42 66-30 24-57 31-78 31-37 0-82-22-82-88 0-23 9-92 51-141 25-28 64-50 102-50 43 0 68 32 68 81 0 17-1 17-1 21s4 5 6 5c6 0 6-2 7-9 9-35 17-71 26-106z">
              <text:p/>
            </draw:path>
            <draw:path draw:style-name="gr6" draw:text-style-name="P4" draw:layer="layout" svg:width="0.125cm" svg:height="0.132cm" svg:x="3.231cm" svg:y="5.607cm" svg:viewBox="0 0 126 133" svg:d="M46 63c8 0 32-1 47-7 22-7 26-21 26-30 0-16-16-26-36-26-35 0-83 28-83 78 0 30 18 55 53 55 49 0 73-29 73-34 0-1-3-5-5-5s-2 0-5 3c-23 27-57 27-62 27-18 0-30-12-30-36 0-3 0-9 4-25 6 0 12 0 18 0zM30 55c12-43 44-47 53-47 13 0 24 8 24 18 0 29-51 29-63 29-4 0-9 0-14 0z">
              <text:p/>
            </draw:path>
          </draw:g>
        </draw:g>
        <draw:line draw:style-name="gr9" draw:text-style-name="P1" draw:layer="layout" svg:x1="3.304cm" svg:y1="6.2cm" svg:x2="6.744cm" svg:y2="6.2cm">
          <text:p/>
        </draw:line>
        <draw:custom-shape draw:style-name="gr8" draw:text-style-name="P5" draw:layer="layout" svg:width="0.5cm" svg:height="1.2cm" svg:x="7.108cm" svg:y="8.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\mathrm{E}}$§svg§600§TRUE§</svg:desc>
          <draw:g>
            <draw:path draw:style-name="gr6" draw:text-style-name="P4" draw:layer="layout" svg:width="0.298cm" svg:height="0.294cm" svg:x="7.739cm" svg:y="8.451cm" svg:viewBox="0 0 299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0-38 20-7 0-11 0-11 8 0 5 3 3 5 5 12 0 42-1 54-1 11 0 40 1 52 1 4 0 9 0 9-9 0-4-4-4-12-4-16 0-27 0-27-8 0-2 0-4 2-7 9-37 18-74 27-111 17 0 33 0 49 0 39 0 47 24 47 38 0 7-4 19-6 29-4 12-7 28-7 36 0 45 50 45 56 45 35 0 50-42 50-48 0-4-3-3-4-4-5 0-5 2-6 4-11 32-29 39-39 39-13 0-16-9-16-25 0-14 2-35 4-48 0-6 2-15 2-19 0-33-28-46-40-51z">
              <text:p/>
            </draw:path>
            <draw:path draw:style-name="gr6" draw:text-style-name="P4" draw:layer="layout" svg:width="0.197cm" svg:height="0.199cm" svg:x="8.056cm" svg:y="8.6cm" svg:viewBox="0 0 198 200" svg:d="M198 122c-4 0-8 0-11 0-7 44-14 67-68 67-16 0-32 0-47 0-13 0-13-2-13-12 0-25 0-50 0-75 9 0 19 0 28 0 30 0 35 8 35 33 3 0 7 0 10 0 0-26 0-53 0-79-3 0-7 0-10 0 0 26-5 35-35 35-9 0-19 0-28 0 0-23 0-46 0-68 0-10 0-12 13-12 15 0 29 0 44 0 48 0 57 15 62 57 4 0 7 0 10 0-3-23-6-45-8-68-60 0-120 0-180 0 0 4 0 7 0 11 2 0 5 0 7 0 23 0 23 3 23 13 0 51 0 101 0 152 0 9 0 13-23 13-2 0-5 0-7 0 0 3 0 7 0 11 61 0 123 0 184 0 5-26 9-52 14-78z">
              <text:p/>
            </draw:path>
          </draw:g>
        </draw:g>
        <draw:g>
          <svg:title>TexMaths</svg:title>
          <svg:desc>12§latex§$U_{a}$§svg§600§TRUE§</svg:desc>
          <draw:g>
            <draw:path draw:style-name="gr6" draw:text-style-name="P4" draw:layer="layout" svg:width="0.29cm" svg:height="0.295cm" svg:x="13.93cm" svg:y="8.546cm" svg:viewBox="0 0 291 296" svg:d="M238 44c5-18 12-30 46-31 2 0 7 0 7-8-2-2 0-5-5-5-14 0-29 1-43 1s-30-1-44-1c-3 0-8 0-8 8 0 5 5 5 8 5 24 0 28 10 28 18 0 1 0 9-1 10-12 50-25 99-37 149-14 55-63 93-105 93-28 0-50-18-50-56 1-10 0-13 4-32 14-54 27-108 41-163 4-15 4-19 35-19 10 0 14 0 14-8 0-5-5-5-6-5-12 0-42 1-54 1s-42-1-54-1c-3 0-8 0-8 8 0 5 5 5 12 5 1 0 10 0 16 1 8 0 11 2 11 6 0 3-4 21-7 30-3 13-6 25-9 37-4 16-24 96-25 103-4 12-4 18-4 26 0 50 38 80 83 80 52 0 105-48 118-103 12-50 25-99 37-149z">
              <text:p/>
            </draw:path>
            <draw:path draw:style-name="gr6" draw:text-style-name="P4" draw:layer="layout" svg:width="0.149cm" svg:height="0.131cm" svg:x="14.206cm" svg:y="8.766cm" svg:viewBox="0 0 150 132" svg:d="M105 17c-6-10-15-17-30-17-37 0-75 41-75 83 0 28 19 49 44 49 16 0 30-10 42-21 5 18 23 21 30 21 11 0 18-6 23-16 7-12 7-19 11-29 0-4-4-4-5-4-4 0-5 1-6 9-4 15-10 31-22 31-8 0-9-6-9-14 0-5 2-16 3-23 3-8 6-20 7-26 2-8 4-15 6-23 2-7 5-21 5-23 0-6-5-9-9-9-5 0-12 3-15 12zM87 92c-2 9-8 15-15 19-3 3-15 12-27 12-10 0-21-7-21-28 0-16 8-48 15-59 14-24 28-29 36-29 21 0 27 23 27 27 0 1 0 2-1 3-5 18-9 37-14 55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9.32cm" svg:y="1.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6" draw:text-style-name="P4" draw:layer="layout" svg:width="0.276cm" svg:height="0.277cm" svg:x="14.02cm" svg:y="7.0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7" draw:text-style-name="P1" draw:layer="layout" svg:x1="13.75cm" svg:y1="7.5cm" svg:x2="13.75cm" svg:y2="9.8cm">
          <text:p/>
        </draw:line>
        <draw:custom-shape draw:style-name="gr11" draw:text-style-name="P5" draw:layer="layout" svg:width="0.2cm" svg:height="0.2cm" svg:x="13.651cm" svg:y="9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2cm" svg:x="8.951cm" svg:y="1.6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2cm" svg:x="13.639cm" svg:y="7.1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7.64cm" svg:y1="10.7cm" svg:x2="7.04cm" svg:y2="10.7cm">
          <text:p/>
        </draw:line>
        <draw:line draw:style-name="gr12" draw:text-style-name="P1" draw:layer="layout" svg:x1="7.54cm" svg:y1="10.8cm" svg:x2="7.14cm" svg:y2="10.8cm">
          <text:p/>
        </draw:line>
        <draw:line draw:style-name="gr12" draw:text-style-name="P1" draw:layer="layout" svg:x1="7.44cm" svg:y1="10.9cm" svg:x2="7.24cm" svg:y2="10.9cm">
          <text:p/>
        </draw:line>
        <draw:line draw:style-name="gr1" draw:text-style-name="P1" draw:layer="layout" svg:x1="20.814cm" svg:y1="4.089cm" svg:x2="17.014cm" svg:y2="4.089cm">
          <text:p/>
        </draw:line>
        <draw:g>
          <svg:title>TexMaths</svg:title>
          <svg:desc>12§latex§$U_{a}$§svg§600§TRUE§</svg:desc>
          <draw:g>
            <draw:path draw:style-name="gr6" draw:text-style-name="P4" draw:layer="layout" svg:width="0.29cm" svg:height="0.295cm" svg:x="20.733cm" svg:y="4.45cm" svg:viewBox="0 0 291 296" svg:d="M238 44c5-18 12-30 46-31 2 0 7 0 7-8-2-2 0-5-5-5-14 0-29 1-43 1s-30-1-44-1c-3 0-8 0-8 8 0 5 5 5 8 5 24 0 28 10 28 18 0 1 0 9-1 10-12 50-25 99-37 149-14 55-63 93-105 93-28 0-50-18-50-56 1-10 0-13 4-32 14-54 27-108 41-163 4-15 4-19 35-19 10 0 14 0 14-8 0-5-5-5-6-5-12 0-42 1-54 1s-42-1-54-1c-3 0-8 0-8 8 0 5 5 5 12 5 1 0 10 0 16 1 8 0 11 2 11 6 0 3-4 21-7 30-3 13-6 25-9 37-4 16-24 96-25 103-4 12-4 18-4 26 0 50 38 80 83 80 52 0 105-48 118-103 12-50 25-99 37-149z">
              <text:p/>
            </draw:path>
            <draw:path draw:style-name="gr6" draw:text-style-name="P4" draw:layer="layout" svg:width="0.149cm" svg:height="0.131cm" svg:x="21.009cm" svg:y="4.67cm" svg:viewBox="0 0 150 132" svg:d="M105 17c-6-10-15-17-30-17-37 0-75 41-75 83 0 28 19 49 44 49 16 0 30-10 42-21 5 18 23 21 30 21 11 0 18-6 23-16 7-12 7-19 11-29 0-4-4-4-5-4-4 0-5 1-6 9-4 15-10 31-22 31-8 0-9-6-9-14 0-5 2-16 3-23 3-8 6-20 7-26 2-8 4-15 6-23 2-7 5-21 5-23 0-6-5-9-9-9-5 0-12 3-15 12zM87 92c-2 9-8 15-15 19-3 3-15 12-27 12-10 0-21-7-21-28 0-16 8-48 15-59 14-24 28-29 36-29 21 0 27 23 27 27 0 1 0 2-1 3-5 18-9 37-14 55z">
              <text:p/>
            </draw:path>
          </draw:g>
        </draw:g>
        <draw:line draw:style-name="gr12" draw:text-style-name="P1" draw:layer="layout" svg:x1="19.904cm" svg:y1="10.851cm" svg:x2="19.304cm" svg:y2="10.851cm">
          <text:p/>
        </draw:line>
        <draw:line draw:style-name="gr12" draw:text-style-name="P1" draw:layer="layout" svg:x1="19.804cm" svg:y1="10.951cm" svg:x2="19.404cm" svg:y2="10.951cm">
          <text:p/>
        </draw:line>
        <draw:line draw:style-name="gr12" draw:text-style-name="P1" draw:layer="layout" svg:x1="19.704cm" svg:y1="11.051cm" svg:x2="19.504cm" svg:y2="11.051cm">
          <text:p/>
        </draw:line>
        <draw:custom-shape draw:style-name="gr11" draw:text-style-name="P5" draw:layer="layout" svg:width="0.2cm" svg:height="0.2cm" svg:x="20.743cm" svg:y="3.98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12cm" svg:y1="4.078cm" svg:x2="17.012cm" svg:y2="10.018cm">
          <text:p/>
        </draw:line>
        <draw:line draw:style-name="gr1" draw:text-style-name="P1" draw:layer="layout" svg:x1="20.914cm" svg:y1="10.008cm" svg:x2="17.014cm" svg:y2="10.008cm">
          <text:p/>
        </draw:line>
        <draw:line draw:style-name="gr1" draw:text-style-name="P1" draw:layer="layout" svg:x1="19.612cm" svg:y1="4.079cm" svg:x2="19.612cm" svg:y2="9.919cm">
          <text:p/>
        </draw:line>
        <draw:custom-shape draw:style-name="gr2" draw:text-style-name="P2" draw:layer="layout" svg:width="0.2cm" svg:height="0.2cm" svg:x="19.512cm" svg:y="3.9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cm" svg:height="1.2cm" svg:x="19.371cm" svg:y="6.429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2" draw:layer="layout" svg:width="0.2cm" svg:height="0.2cm" svg:x="19.512cm" svg:y="9.8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14cm" svg:y1="9.998cm" svg:x2="19.614cm" svg:y2="10.838cm">
          <text:p/>
        </draw:line>
        <draw:line draw:style-name="gr13" draw:text-style-name="P1" draw:layer="layout" svg:x1="19.182cm" svg:y1="7.528cm" svg:x2="20.182cm" svg:y2="6.528cm">
          <text:p/>
        </draw:line>
        <draw:g>
          <svg:title>TexMaths</svg:title>
          <svg:desc>12§latex§$R_{M}$§svg§600§TRUE§</svg:desc>
          <draw:g>
            <draw:path draw:style-name="gr6" draw:text-style-name="P4" draw:layer="layout" svg:width="0.298cm" svg:height="0.294cm" svg:x="20.093cm" svg:y="6.827cm" svg:viewBox="0 0 299 295" svg:d="M140 29c3-10 4-15 12-16 4 0 17 0 25 0 30 0 77 0 77 42 0 14-7 43-23 59-11 12-33 25-72 25-15 0-31 0-46 0 9-37 18-74 27-110zM200 143c43-8 93-38 93-80 0-36-38-63-93-63-40 0-80 0-120 0-8 0-12 0-12 8 0 5 4 5 12 5 5 1 9 0 16 1 7 0 11 2 11 6 0 3 0 4-2 9-18 75-37 150-56 224-3 17-5 20-38 20-7 0-11 0-11 8 0 5 5 5 6 5 11 0 41-1 53-1s40 1 52 1c4 0 9 0 9-9 0-4-4-4-11-4-16 0-28 0-28-8 0-2 0-4 2-7 9-37 18-74 27-111 17 0 34 0 50 0 39 0 46 24 46 38 0 7-4 19-6 29-2 12-7 28-7 36 0 45 51 45 56 45 36 0 50-42 50-48 0-4-3-3-4-4-4 0-5 2-6 4-10 32-28 39-39 39-13 0-16-9-16-25 0-14 3-35 4-48 2-6 2-15 2-19 0-33-28-46-40-51z">
              <text:p/>
            </draw:path>
            <draw:path draw:style-name="gr6" draw:text-style-name="P4" draw:layer="layout" svg:width="0.313cm" svg:height="0.2cm" svg:x="20.416cm" svg:y="6.975cm" svg:viewBox="0 0 314 201" svg:d="M279 24c2-11 2-13 24-13 7 0 11 0 11-6 0-5-4-5-10-5-13 0-26 0-39 0-9 0-9 1-14 6-37 56-75 112-112 167-10-55-20-110-30-165-1-7-1-8-10-8-14 0-28 0-42 0-6 0-10 0-10 7 0 4 3 4 10 4 5 0 6 0 11 1 6 0 7 1 7 4 0 2 0 2-1 7-12 49-25 98-37 147-3 9-7 19-31 20-2 0-6 0-6 6 0 1 0 5 5 5 8 0 20-1 30-1 7 0 24 1 31 1 1 0 6 0 6-7 0-4-4-4-6-4-19 0-19-8-19-12 0-1 0-3 1-7 13-52 26-104 39-157 11 60 21 119 32 178 1 6 1 9 6 9 3 0 6-4 8-7 41-61 82-121 123-182 1 0 1 0 1 0-14 55-27 111-41 166-3 10-3 12-27 12-5 0-8 0-8 6 0 1 0 5 5 5 6 0 12-1 18-1s13 0 19 0c8 0 28 1 37 1 1 0 6 0 6-7 0-4-4-4-10-4-3 0-6 0-11 0-7-1-7-2-7-5 0-2 2-4 2-7 13-51 26-103 39-154z">
              <text:p/>
            </draw:path>
          </draw:g>
        </draw:g>
        <draw:custom-shape draw:style-name="gr11" draw:text-style-name="P5" draw:layer="layout" svg:width="0.2cm" svg:height="0.2cm" svg:x="20.743cm" svg:y="9.9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5cm" svg:height="1.2cm" svg:x="16.764cm" svg:y="6.429cm">
          <text:p/>
          <draw:enhanced-geometry svg:viewBox="0 0 21600 21600" draw:mirror-horizontal="false" draw:type="rectangle" draw:enhanced-path="M 0 0 L 21600 0 21600 21600 0 21600 0 0 Z N"/>
        </draw:custom-shape>
        <draw:g>
          <svg:title>TexMaths</svg:title>
          <svg:desc>12§latex§$Z_{a}$§svg§600§TRUE§</svg:desc>
          <draw:g>
            <draw:path draw:style-name="gr6" draw:text-style-name="P4" draw:layer="layout" svg:width="0.278cm" svg:height="0.285cm" svg:x="17.49cm" svg:y="6.832cm" svg:viewBox="0 0 279 286" svg:d="M278 10c0-2 1-4 1-6 0-4-2-4-11-4-58 0-117 0-176 0-11 0-11 0-13 8-8 26-15 51-23 76-1 2-2 5-2 6 2 1 0 5 6 5 3 0 5-4 5-5 16-49 38-77 103-77 22 0 45 0 68 0-78 88-156 175-234 262 0 3-2 6-2 8 0 3 4 3 11 3 60 0 121 0 182 0 11 0 11 0 13-8 10-31 20-62 30-92 0-3 2-5 2-8 0-1-2-3-6-3-3 0-4 1-7 9-18 58-38 88-110 88-24 0-48 0-72 0 78-88 157-175 235-262z">
              <text:p/>
            </draw:path>
            <draw:path draw:style-name="gr6" draw:text-style-name="P4" draw:layer="layout" svg:width="0.149cm" svg:height="0.131cm" svg:x="17.77cm" svg:y="7.052cm" svg:viewBox="0 0 150 132" svg:d="M105 17c-6-10-15-17-30-17-37 0-75 41-75 83 0 28 19 49 44 49 16 0 30-10 42-21 5 18 23 21 30 21 11 0 18-6 23-16 7-12 7-19 11-29 0-4-4-4-5-4-4 0-5 1-6 9-4 15-10 31-22 31-8 0-9-6-9-14 0-5 2-16 3-23 3-8 6-20 8-26 2-8 4-15 6-23 1-7 4-21 4-23 0-6-4-9-9-9s-12 3-15 12zM87 92c-2 9-8 15-15 19-3 3-14 12-26 12-11 0-22-7-22-28 0-16 8-48 16-59 13-24 27-29 35-29 21 0 27 23 27 27 0 1 0 2-1 3-5 18-9 37-14 55z">
              <text:p/>
            </draw:path>
          </draw:g>
        </draw:g>
        <draw:frame draw:style-name="gr14" draw:text-style-name="P6" draw:layer="layout" svg:width="1.25cm" svg:height="0.75cm" svg:x="16.844cm" svg:y="11.47cm">
          <draw:text-box>
            <text:p><text:span text:style-name="T2">(b)</text:span></text:p>
          </draw:text-box>
        </draw:frame>
        <draw:custom-shape draw:style-name="gr8" draw:text-style-name="P5" draw:layer="layout" svg:width="0.5cm" svg:height="1.2cm" svg:x="11.864cm" svg:y="8.029cm">
          <text:p/>
          <draw:enhanced-geometry svg:viewBox="0 0 21600 21600" draw:mirror-horizontal="false" draw:type="rectangle" draw:enhanced-path="M 0 0 L 21600 0 21600 21600 0 21600 0 0 Z N"/>
        </draw:custom-shape>
        <draw:line draw:style-name="gr13" draw:text-style-name="P1" draw:layer="layout" svg:x1="11.675cm" svg:y1="9.128cm" svg:x2="12.675cm" svg:y2="8.128cm">
          <text:p/>
        </draw:line>
        <draw:g>
          <svg:title>TexMaths</svg:title>
          <svg:desc>12§latex§$R_{M}$§svg§600§TRUE§</svg:desc>
          <draw:g>
            <draw:path draw:style-name="gr6" draw:text-style-name="P4" draw:layer="layout" svg:width="0.298cm" svg:height="0.294cm" svg:x="12.586cm" svg:y="8.427cm" svg:viewBox="0 0 299 295" svg:d="M140 29c3-10 4-15 12-16 4 0 17 0 25 0 30 0 77 0 77 42 0 14-7 43-23 59-11 12-33 25-72 25-15 0-31 0-46 0 9-37 18-74 27-110zM200 143c43-8 93-38 93-80 0-36-38-63-93-63-40 0-80 0-120 0-8 0-12 0-12 8 0 5 4 5 12 5 5 1 9 0 16 1 7 0 11 2 11 6 0 3 0 4-2 9-18 75-37 150-56 224-3 17-5 20-38 20-7 0-11 0-11 8 0 5 5 5 6 5 11 0 41-1 53-1s40 1 52 1c4 0 9 0 9-9 0-4-4-4-11-4-16 0-28 0-28-8 0-2 0-4 2-7 9-37 18-74 27-111 17 0 34 0 50 0 39 0 46 24 46 38 0 7-4 19-6 29-2 12-7 28-7 36 0 45 51 45 56 45 36 0 50-42 50-48 0-4-3-3-4-4-4 0-5 2-6 4-10 32-28 39-39 39-13 0-16-9-16-25 0-14 3-35 4-48 2-6 2-15 2-19 0-33-28-46-40-51z">
              <text:p/>
            </draw:path>
            <draw:path draw:style-name="gr6" draw:text-style-name="P4" draw:layer="layout" svg:width="0.313cm" svg:height="0.2cm" svg:x="12.909cm" svg:y="8.575cm" svg:viewBox="0 0 314 201" svg:d="M279 24c2-11 2-13 24-13 7 0 11 0 11-6 0-5-4-5-10-5-13 0-26 0-39 0-9 0-9 1-14 6-37 56-75 112-112 167-10-55-20-110-30-165-1-7-1-8-10-8-14 0-28 0-42 0-6 0-10 0-10 7 0 4 3 4 10 4 5 0 6 0 11 1 6 0 7 1 7 4 0 2 0 2-1 7-12 49-25 98-37 147-3 9-7 19-31 20-2 0-6 0-6 6 0 1 0 5 5 5 8 0 20-1 30-1 7 0 24 1 31 1 1 0 6 0 6-7 0-4-4-4-6-4-19 0-19-8-19-12 0-1 0-3 1-7 13-52 26-104 39-157 11 60 21 119 32 178 1 6 1 9 6 9 3 0 6-4 8-7 41-61 82-121 123-182 1 0 1 0 1 0-14 55-27 111-41 166-3 10-3 12-27 12-5 0-8 0-8 6 0 1 0 5 5 5 6 0 12-1 18-1s13 0 19 0c8 0 28 1 37 1 1 0 6 0 6-7 0-4-4-4-10-4-3 0-6 0-11 0-7-1-7-2-7-5 0-2 2-4 2-7 13-51 26-103 39-154z">
              <text:p/>
            </draw:path>
          </draw:g>
        </draw:g>
        <draw:custom-shape draw:style-name="gr2" draw:text-style-name="P2" draw:layer="layout" svg:width="0.2cm" svg:height="0.2cm" svg:x="12.012cm" svg:y="9.90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9.4cm" svg:height="10.55cm" svg:x="0.96cm" svg:y="0.85cm">
          <text:p/>
          <draw:enhanced-geometry svg:viewBox="0 0 21600 21600" draw:mirror-horizontal="true" draw:type="rectangle" draw:enhanced-path="M 0 0 L 21600 0 21600 21600 0 21600 0 0 Z N"/>
        </draw:custom-shape>
        <draw:frame draw:style-name="gr14" draw:text-style-name="P6" draw:layer="layout" svg:width="1.25cm" svg:height="0.75cm" svg:x="0.744cm" svg:y="11.47cm">
          <draw:text-box>
            <text:p><text:span text:style-name="T2">(a)</text:span></text:p>
          </draw:text-box>
        </draw:frame>
        <draw:g>
          <svg:title>TexMaths</svg:title>
          <svg:desc>12§latex§$Z_{a}$§svg§600§TRUE§</svg:desc>
          <draw:g>
            <draw:path draw:style-name="gr6" draw:text-style-name="P4" draw:layer="layout" svg:width="0.278cm" svg:height="0.285cm" svg:x="9.69cm" svg:y="1.133cm" svg:viewBox="0 0 279 286" svg:d="M278 10c0-2 1-4 1-6 0-4-2-4-11-4-58 0-117 0-176 0-11 0-11 0-13 8-8 26-15 51-23 76-1 2-2 5-2 6 2 1 0 5 6 5 3 0 5-4 5-5 16-49 38-77 103-77 22 0 45 0 68 0-78 88-156 175-234 262 0 3-2 6-2 8 0 3 4 3 11 3 60 0 121 0 182 0 11 0 11 0 13-8 10-31 20-62 30-92 0-3 2-5 2-8 0-1-2-3-6-3-3 0-4 1-7 9-18 58-38 88-110 88-24 0-48 0-72 0 78-88 157-175 235-262z">
              <text:p/>
            </draw:path>
            <draw:path draw:style-name="gr6" draw:text-style-name="P4" draw:layer="layout" svg:width="0.149cm" svg:height="0.131cm" svg:x="9.97cm" svg:y="1.353cm" svg:viewBox="0 0 150 132" svg:d="M105 17c-6-10-15-17-30-17-37 0-75 41-75 83 0 28 19 49 44 49 16 0 30-10 42-21 5 18 23 21 30 21 11 0 18-6 23-16 7-12 7-19 11-29 0-4-4-4-5-4-4 0-5 1-6 9-4 15-10 31-22 31-8 0-9-6-9-14 0-5 2-16 3-23 3-8 6-20 8-26 2-8 4-15 6-23 1-7 4-21 4-23 0-6-4-9-9-9s-12 3-15 12zM87 92c-2 9-8 15-15 19-3 3-14 12-26 12-11 0-22-7-22-28 0-16 8-48 16-59 13-24 27-29 35-29 21 0 27 23 27 27 0 1 0 2-1 3-5 18-9 37-14 55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8T12:06:50.086616420</dc:date>
    <meta:editing-duration>P1DT26M45S</meta:editing-duration>
    <meta:editing-cycles>76</meta:editing-cycles>
    <meta:generator>LibreOffice/7.3.7.2$Linux_X86_64 LibreOffice_project/30$Build-2</meta:generator>
    <meta:document-statistic meta:object-count="117"/>
  </office:meta>
</office:document-meta>
</file>